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4-10-28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4-07-09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4-04-11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4-01-22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3-10-18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3-07-20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3-04-20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3-01-19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2-10-13 1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2-06-0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2-04-11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2-01-0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1-10-11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1-07-05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1-04-0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1-01-1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9788" calcext:value-type="float">
            <text:p>27.25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158" calcext:value-type="float">
            <text:p>27.88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808" calcext:value-type="float">
            <text:p>29.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9388" calcext:value-type="float">
            <text:p>29.13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3208" calcext:value-type="float">
            <text:p>29.2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62" calcext:value-type="float">
            <text:p>29.09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684" calcext:value-type="float">
            <text:p>29.3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924" calcext:value-type="float">
            <text:p>29.23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36493333333" calcext:value-type="float">
            <text:p>29.11364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09824" calcext:value-type="float">
            <text:p>29.239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6063" calcext:value-type="float">
            <text:p>29.2060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36416" calcext:value-type="float">
            <text:p>29.248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6905454546" calcext:value-type="float">
            <text:p>29.181690545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315488" calcext:value-type="float">
            <text:p>29.113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1156" calcext:value-type="float">
            <text:p>29.06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6848" calcext:value-type="float">
            <text:p>29.1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3711428571" calcext:value-type="float">
            <text:p>28.986371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47424" calcext:value-type="float">
            <text:p>29.10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26917647059" calcext:value-type="float">
            <text:p>28.93269176470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0785" calcext:value-type="float">
            <text:p>29.140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31451428571" calcext:value-type="float">
            <text:p>29.083145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63273846154" calcext:value-type="float">
            <text:p>28.996327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0055384615" calcext:value-type="float">
            <text:p>28.971005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5413333333" calcext:value-type="float">
            <text:p>29.138541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03594285714" calcext:value-type="float">
            <text:p>29.11035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483872" calcext:value-type="float">
            <text:p>29.204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1722" calcext:value-type="float">
            <text:p>29.27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224768" calcext:value-type="float">
            <text:p>29.3222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29742608696" calcext:value-type="float">
            <text:p>29.36297426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6096" calcext:value-type="float">
            <text:p>29.33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8166" calcext:value-type="float">
            <text:p>29.268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6985454545" calcext:value-type="float">
            <text:p>29.245698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5852" calcext:value-type="float">
            <text:p>29.29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382" calcext:value-type="float">
            <text:p>29.29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9756" calcext:value-type="float">
            <text:p>29.28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4488" calcext:value-type="float">
            <text:p>29.3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3530881942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1" meta:object-count="0"/>
    <meta:user-defined meta:name="AppVersion">3.0</meta:user-defined>
  </office:meta>
</office:document-meta>
</file>